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cm" svg:height="5.1cm" svg:x="11.9cm" svg:y="9.8cm">
          <text:p text:style-name="P1">3. Google </text:p>
          <text:p text:style-name="P1">Spreadshee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5.4cm" svg:height="6.048cm" svg:x="11.3cm" svg:y="3.252cm">
          <text:p text:style-name="P1"/>
          <text:p text:style-name="P1">2. Riverfly </text:p>
          <text:p text:style-name="P1">volunteers</text:p>
          <text:p text:style-name="P1">enter results </text:p>
          <text:p text:style-name="P1"><text:s/>on private Google </text:p>
          <text:p text:style-name="P1">Form </text:p>
          <text:p text:style-name="P1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5.2cm" svg:height="6.467cm" svg:x="11.4cm" svg:y="16.2cm">
          <text:p text:style-name="P1">5. Shiny Server</text:p>
          <text:p text:style-name="P1">hosted on free</text:p>
          <text:p text:style-name="P1"><text:s/>beta test by</text:p>
          <text:p text:style-name="P1"><text:s/>Rstudi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4.8cm" svg:height="4.992cm" svg:x="11.6cm" svg:y="23.908cm">
          <text:p text:style-name="P1"/>
          <text:p text:style-name="P1">6. Reactive</text:p>
          <text:p text:style-name="P1"><text:s/>webpage</text:p>
          <text:p text:style-name="P1"><text:s/>created</text:p>
          <text:p text:style-name="P1"><text:s/>by </text:p>
          <text:p text:style-name="P1">server </text:p>
          <text:p text:style-name="P1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s" draw:line-skew="-0.458cm" svg:x1="14cm" svg:y1="8.942cm" svg:x2="13.95cm" svg:y2="9.8cm" draw:start-shape="id1" draw:start-glue-point="6" draw:end-shape="id2" draw:end-glue-point="5" svg:d="m14000 8942v402l-50-45v501" svg:viewBox="0 0 51 859">
          <text:p/>
        </draw:connector>
        <draw:connector draw:style-name="gr3" draw:text-style-name="P1" draw:layer="layout" draw:type="lines" svg:x1="13.95cm" svg:y1="14.9cm" svg:x2="14cm" svg:y2="16.2cm" draw:start-shape="id2" draw:start-glue-point="7" draw:end-shape="id3" draw:end-glue-point="5" svg:d="m13950 14900v502l50 296v502" svg:viewBox="0 0 51 1301">
          <text:p/>
        </draw:connector>
        <draw:connector draw:style-name="gr3" draw:text-style-name="P1" draw:layer="layout" draw:type="lines" svg:x1="14cm" svg:y1="22.667cm" svg:x2="14cm" svg:y2="23.908cm" draw:start-shape="id3" draw:start-glue-point="7" draw:end-shape="id4" svg:d="m14000 22667v501 239 501" svg:viewBox="0 0 1 1242">
          <text:p/>
        </draw:connector>
        <draw:custom-shape draw:style-name="gr4" draw:text-style-name="P1" xml:id="id5" draw:id="id5" draw:layer="layout" svg:width="5cm" svg:height="6.2cm" svg:x="3cm" svg:y="1.8cm">
          <text:p text:style-name="P1">1. Site location</text:p>
          <text:p text:style-name="P1"><text:s/>details entered </text:p>
          <text:p text:style-name="P1">directly by</text:p>
          <text:p text:style-name="P1"><text:s/>Admin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" draw:text-style-name="P1" xml:id="id6" draw:id="id6" draw:layer="layout" svg:width="5.1cm" svg:height="6.462cm" svg:x="3cm" svg:y="14.1cm">
          <text:p text:style-name="P1">4. Code on</text:p>
          <text:p text:style-name="P1"><text:s/>Github uploaded</text:p>
          <text:p text:style-name="P1"><text:s/>by Admin to</text:p>
          <text:p text:style-name="P1"><text:s/>serv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s" svg:x1="8cm" svg:y1="4.9cm" svg:x2="11.9cm" svg:y2="12.35cm" draw:start-shape="id5" draw:start-glue-point="7" draw:end-shape="id2" draw:end-glue-point="6" svg:d="m8000 4900h502l2897 7450h501" svg:viewBox="0 0 3901 7451">
          <text:p/>
        </draw:connector>
        <draw:connector draw:style-name="gr5" draw:text-style-name="P1" draw:layer="layout" draw:type="lines" svg:x1="8.1cm" svg:y1="17.331cm" svg:x2="11.4cm" svg:y2="19.433cm" draw:start-shape="id6" draw:start-glue-point="7" draw:end-shape="id3" svg:d="m8100 17331h502l2297 2102h501" svg:viewBox="0 0 3301 2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ccc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</meta:initial-creator>
    <meta:creation-date>2014-05-07T23:00:11</meta:creation-date>
    <dc:date>2014-05-07T23:35:05</dc:date>
    <dc:creator>Tim </dc:creator>
    <meta:editing-duration>PT3M23S</meta:editing-duration>
    <meta:editing-cycles>1</meta:editing-cycles>
    <meta:document-statistic meta:object-count="11"/>
    <meta:generator>LibreOffice/3.5$Linux_x86 LibreOffice_project/350m1$Build-2</meta:generator>
  </office:meta>
</office:document-meta>
</file>